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57.73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fo:border="0.06pt solid #000000"/>
    </style:style>
    <style:style style:name="ce2" style:family="table-cell" style:parent-style-name="Default">
      <style:table-cell-properties fo:background-color="#0000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chnique -----&gt;</text:p>
          </table:table-cell>
          <table:table-cell table:style-name="ce1" table:number-columns-repeated="2"/>
          <table:table-cell table:style-name="ce6" office:value-type="string" calcext:value-type="string" table:number-columns-spanned="4" table:number-rows-spanned="1">
            <text:p>Naive Bayes</text:p>
          </table:table-cell>
          <table:covered-table-cell table:number-columns-repeated="3"/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Files </text:p>
          </table:table-cell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Sensitivity</text:p>
          </table:table-cell>
          <table:table-cell table:style-name="ce2" office:value-type="string" calcext:value-type="string">
            <text:p>Specificity</text:p>
          </table:table-cell>
          <table:table-cell table:style-name="ce2" office:value-type="string" calcext:value-type="string">
            <text:p>RO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amino acid composition</text:p>
          </table:table-cell>
          <table:table-cell office:value-type="string" calcext:value-type="string">
            <text:p>main_pep.csv</text:p>
          </table:table-cell>
          <table:table-cell office:value-type="string" calcext:value-type="string">
            <text:p>Internal</text:p>
          </table:table-cell>
          <table:table-cell office:value-type="float" office:value="0.7339056" calcext:value-type="float">
            <text:p>0.7339056</text:p>
          </table:table-cell>
          <table:table-cell office:value-type="float" office:value="0.695279" calcext:value-type="float">
            <text:p>0.695279</text:p>
          </table:table-cell>
          <table:table-cell office:value-type="float" office:value="0.7725322" calcext:value-type="float">
            <text:p>0.7725322</text:p>
          </table:table-cell>
          <table:table-cell office:value-type="float" office:value="0.7339" calcext:value-type="float">
            <text:p>0.733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maintest_pep.csv</text:p>
          </table:table-cell>
          <table:table-cell office:value-type="string" calcext:value-type="string">
            <text:p>External</text:p>
          </table:table-cell>
          <table:table-cell office:value-type="float" office:value="0.7886598" calcext:value-type="float">
            <text:p>0.7886598</text:p>
          </table:table-cell>
          <table:table-cell office:value-type="float" office:value="0.7525773" calcext:value-type="float">
            <text:p>0.7525773</text:p>
          </table:table-cell>
          <table:table-cell office:value-type="float" office:value="0.8247423" calcext:value-type="float">
            <text:p>0.8247423</text:p>
          </table:table-cell>
          <table:table-cell office:value-type="float" office:value="0.7887" calcext:value-type="float">
            <text:p>0.788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text:p>dipeptide composition</text:p>
          </table:table-cell>
          <table:table-cell table:style-name="Default" office:value-type="string" calcext:value-type="string">
            <text:p>main_dipep.csv</text:p>
          </table:table-cell>
          <table:table-cell office:value-type="string" calcext:value-type="string">
            <text:p>Internal</text:p>
          </table:table-cell>
          <table:table-cell table:style-name="Default" office:value-type="float" office:value="0.7403433" calcext:value-type="float">
            <text:p>0.7403433</text:p>
          </table:table-cell>
          <table:table-cell table:style-name="Default" office:value-type="float" office:value="0.72103" calcext:value-type="float">
            <text:p>0.72103</text:p>
          </table:table-cell>
          <table:table-cell table:style-name="Default" office:value-type="float" office:value="0.7596567" calcext:value-type="float">
            <text:p>0.7596567</text:p>
          </table:table-cell>
          <table:table-cell table:style-name="Default" office:value-type="float" office:value="0.7403" calcext:value-type="float">
            <text:p>0.7403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Default" office:value-type="string" calcext:value-type="string">
            <text:p>main_dipeptest.csv</text:p>
          </table:table-cell>
          <table:table-cell office:value-type="string" calcext:value-type="string">
            <text:p>External</text:p>
          </table:table-cell>
          <table:table-cell table:style-name="Default" office:value-type="float" office:value="0.7714777" calcext:value-type="float">
            <text:p>0.7714777</text:p>
          </table:table-cell>
          <table:table-cell table:style-name="Default" office:value-type="float" office:value="0.7628866" calcext:value-type="float">
            <text:p>0.7628866</text:p>
          </table:table-cell>
          <table:table-cell table:style-name="Default" office:value-type="float" office:value="0.7800687" calcext:value-type="float">
            <text:p>0.7800687</text:p>
          </table:table-cell>
          <table:table-cell table:style-name="Default" office:value-type="float" office:value="0.7715" calcext:value-type="float">
            <text:p>0.77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2:26:21.028146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2:40:24.696543625</meta:creation-date>
    <dc:date>2018-04-13T14:27:36.657043366</dc:date>
    <meta:editing-duration>PT2H13M29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